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47A1000049482F0CE9AD30EA6E9A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Arial Narrow" svg:font-family="'Arial Narrow'" style:font-family-generic="swiss"/>
    <style:font-face style:name="Britannic Bold" svg:font-family="'Britannic Bold'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7" style:family="table" style:master-page-name="Standard">
      <style:table-properties style:width="16.909cm" fo:margin-left="0cm" fo:margin-right="0.092cm" style:page-number="auto" table:align="margins" style:writing-mode="lr-tb"/>
    </style:style>
    <style:style style:name="Tabla7.A" style:family="table-column">
      <style:table-column-properties style:column-width="1.032cm" style:rel-column-width="3999*"/>
    </style:style>
    <style:style style:name="Tabla7.B" style:family="table-column">
      <style:table-column-properties style:column-width="0.866cm" style:rel-column-width="3356*"/>
    </style:style>
    <style:style style:name="Tabla7.C" style:family="table-column">
      <style:table-column-properties style:column-width="3.344cm" style:rel-column-width="12962*"/>
    </style:style>
    <style:style style:name="Tabla7.D" style:family="table-column">
      <style:table-column-properties style:column-width="2.958cm" style:rel-column-width="11464*"/>
    </style:style>
    <style:style style:name="Tabla7.E" style:family="table-column">
      <style:table-column-properties style:column-width="4.595cm" style:rel-column-width="17809*"/>
    </style:style>
    <style:style style:name="Tabla7.F" style:family="table-column">
      <style:table-column-properties style:column-width="4.113cm" style:rel-column-width="15945*"/>
    </style:style>
    <style:style style:name="Tabla7.1" style:family="table-row">
      <style:table-row-properties style:min-row-height="4.209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D1" style:family="table-cell">
      <style:table-cell-properties style:vertical-align="middle" fo:padding="0.097cm" fo:border="0.05pt solid #000000"/>
    </style:style>
    <style:style style:name="Tabla7.2" style:family="table-row">
      <style:table-row-properties style:min-row-height="0.556cm"/>
    </style:style>
    <style:style style:name="Tabla7.A2" style:family="table-cell">
      <style:table-cell-properties style:vertical-align="bottom"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.3" style:family="table-row">
      <style:table-row-properties style:min-row-height="0.714cm"/>
    </style:style>
    <style:style style:name="Tabla7.A3" style:family="table-cell">
      <style:table-cell-properties fo:padding="0.097cm" fo:border-left="0.05pt solid #000000" fo:border-right="none" fo:border-top="none" fo:border-bottom="0.05pt solid #000000"/>
    </style:style>
    <style:style style:name="Tabla7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5" style:family="table-cell">
      <style:table-cell-properties fo:padding="0.097cm" fo:border-left="0.05pt solid #000000" fo:border-right="none" fo:border-top="none" fo:border-bottom="0.05pt solid #000000"/>
    </style:style>
    <style:style style:name="Tabla7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7" style:family="table-cell">
      <style:table-cell-properties fo:padding="0.097cm" fo:border-left="0.05pt solid #000000" fo:border-right="none" fo:border-top="none" fo:border-bottom="0.05pt solid #000000"/>
    </style:style>
    <style:style style:name="Tabla7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8" style:family="table-row">
      <style:table-row-properties style:min-row-height="0.575cm"/>
    </style:style>
    <style:style style:name="Tabla7.A8" style:family="table-cell">
      <style:table-cell-properties fo:padding="0.097cm" fo:border-left="0.05pt solid #000000" fo:border-right="none" fo:border-top="none" fo:border-bottom="0.05pt solid #000000"/>
    </style:style>
    <style:style style:name="Tabla7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9" style:family="table-cell">
      <style:table-cell-properties fo:padding="0.097cm" fo:border-left="0.05pt solid #000000" fo:border-right="none" fo:border-top="none" fo:border-bottom="0.05pt solid #000000"/>
    </style:style>
    <style:style style:name="Tabla7.B9" style:family="table-cell">
      <style:table-cell-properties fo:padding="0.097cm" fo:border-left="0.05pt solid #000000" fo:border-right="none" fo:border-top="none" fo:border-bottom="0.05pt solid #000000"/>
    </style:style>
    <style:style style:name="Tabla7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0" style:family="table-cell">
      <style:table-cell-properties fo:padding="0.097cm" fo:border-left="0.05pt solid #000000" fo:border-right="none" fo:border-top="none" fo:border-bottom="0.05pt solid #000000"/>
    </style:style>
    <style:style style:name="Tabla7.B10" style:family="table-cell">
      <style:table-cell-properties fo:padding="0.097cm" fo:border-left="0.05pt solid #000000" fo:border-right="none" fo:border-top="none" fo:border-bottom="0.05pt solid #000000"/>
    </style:style>
    <style:style style:name="Tabla7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1" style:family="table-cell">
      <style:table-cell-properties fo:padding="0.097cm" fo:border-left="0.05pt solid #000000" fo:border-right="none" fo:border-top="none" fo:border-bottom="0.05pt solid #000000"/>
    </style:style>
    <style:style style:name="Tabla7.B11" style:family="table-cell">
      <style:table-cell-properties fo:padding="0.097cm" fo:border-left="0.05pt solid #000000" fo:border-right="none" fo:border-top="none" fo:border-bottom="0.05pt solid #000000"/>
    </style:style>
    <style:style style:name="Tabla7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2" style:family="table-cell">
      <style:table-cell-properties fo:padding="0.097cm" fo:border-left="0.05pt solid #000000" fo:border-right="none" fo:border-top="none" fo:border-bottom="0.05pt solid #000000"/>
    </style:style>
    <style:style style:name="Tabla7.B12" style:family="table-cell">
      <style:table-cell-properties fo:padding="0.097cm" fo:border-left="0.05pt solid #000000" fo:border-right="none" fo:border-top="none" fo:border-bottom="0.05pt solid #000000"/>
    </style:style>
    <style:style style:name="Tabla7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3" style:family="table-cell">
      <style:table-cell-properties fo:padding="0.097cm" fo:border-left="0.05pt solid #000000" fo:border-right="none" fo:border-top="none" fo:border-bottom="0.05pt solid #000000"/>
    </style:style>
    <style:style style:name="Tabla7.B13" style:family="table-cell">
      <style:table-cell-properties fo:padding="0.097cm" fo:border-left="0.05pt solid #000000" fo:border-right="none" fo:border-top="none" fo:border-bottom="0.05pt solid #000000"/>
    </style:style>
    <style:style style:name="Tabla7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4" style:family="table-cell">
      <style:table-cell-properties fo:padding="0.097cm" fo:border-left="0.05pt solid #000000" fo:border-right="none" fo:border-top="none" fo:border-bottom="0.05pt solid #000000"/>
    </style:style>
    <style:style style:name="Tabla7.B14" style:family="table-cell">
      <style:table-cell-properties fo:padding="0.097cm" fo:border-left="0.05pt solid #000000" fo:border-right="none" fo:border-top="none" fo:border-bottom="0.05pt solid #000000"/>
    </style:style>
    <style:style style:name="Tabla7.F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5" style:family="table-cell">
      <style:table-cell-properties fo:padding="0.097cm" fo:border-left="0.05pt solid #000000" fo:border-right="none" fo:border-top="none" fo:border-bottom="0.05pt solid #000000"/>
    </style:style>
    <style:style style:name="Tabla7.B15" style:family="table-cell">
      <style:table-cell-properties fo:padding="0.097cm" fo:border-left="0.05pt solid #000000" fo:border-right="none" fo:border-top="none" fo:border-bottom="0.05pt solid #000000"/>
    </style:style>
    <style:style style:name="Tabla7.F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6" style:family="table-cell">
      <style:table-cell-properties fo:padding="0.097cm" fo:border-left="0.05pt solid #000000" fo:border-right="none" fo:border-top="none" fo:border-bottom="0.05pt solid #000000"/>
    </style:style>
    <style:style style:name="Tabla7.B16" style:family="table-cell">
      <style:table-cell-properties fo:padding="0.097cm" fo:border-left="0.05pt solid #000000" fo:border-right="none" fo:border-top="none" fo:border-bottom="0.05pt solid #000000"/>
    </style:style>
    <style:style style:name="Tabla7.F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7" style:family="table-cell">
      <style:table-cell-properties fo:padding="0.097cm" fo:border-left="0.05pt solid #000000" fo:border-right="none" fo:border-top="none" fo:border-bottom="0.05pt solid #000000"/>
    </style:style>
    <style:style style:name="Tabla7.B17" style:family="table-cell">
      <style:table-cell-properties fo:padding="0.097cm" fo:border-left="0.05pt solid #000000" fo:border-right="none" fo:border-top="none" fo:border-bottom="0.05pt solid #000000"/>
    </style:style>
    <style:style style:name="Tabla7.F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8" style:family="table-cell">
      <style:table-cell-properties fo:padding="0.097cm" fo:border-left="0.05pt solid #000000" fo:border-right="none" fo:border-top="none" fo:border-bottom="0.05pt solid #000000"/>
    </style:style>
    <style:style style:name="Tabla7.B18" style:family="table-cell">
      <style:table-cell-properties fo:padding="0.097cm" fo:border-left="0.05pt solid #000000" fo:border-right="none" fo:border-top="none" fo:border-bottom="0.05pt solid #000000"/>
    </style:style>
    <style:style style:name="Tabla7.F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9" style:family="table-cell">
      <style:table-cell-properties fo:padding="0.097cm" fo:border-left="0.05pt solid #000000" fo:border-right="none" fo:border-top="none" fo:border-bottom="0.05pt solid #000000"/>
    </style:style>
    <style:style style:name="Tabla7.B19" style:family="table-cell">
      <style:table-cell-properties fo:padding="0.097cm" fo:border-left="0.05pt solid #000000" fo:border-right="none" fo:border-top="none" fo:border-bottom="0.05pt solid #000000"/>
    </style:style>
    <style:style style:name="Tabla7.F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20" style:family="table-cell">
      <style:table-cell-properties fo:padding="0.097cm" fo:border-left="0.05pt solid #000000" fo:border-right="none" fo:border-top="none" fo:border-bottom="0.05pt solid #000000"/>
    </style:style>
    <style:style style:name="Tabla7.B20" style:family="table-cell">
      <style:table-cell-properties fo:padding="0.097cm" fo:border-left="0.05pt solid #000000" fo:border-right="none" fo:border-top="none" fo:border-bottom="0.05pt solid #000000"/>
    </style:style>
    <style:style style:name="Tabla7.F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21" style:family="table-cell">
      <style:table-cell-properties fo:padding="0.097cm" fo:border-left="0.05pt solid #000000" fo:border-right="none" fo:border-top="none" fo:border-bottom="0.05pt solid #000000"/>
    </style:style>
    <style:style style:name="Tabla7.B21" style:family="table-cell">
      <style:table-cell-properties fo:padding="0.097cm" fo:border-left="0.05pt solid #000000" fo:border-right="none" fo:border-top="none" fo:border-bottom="0.05pt solid #000000"/>
    </style:style>
    <style:style style:name="Tabla7.F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22" style:family="table-cell">
      <style:table-cell-properties fo:padding="0.097cm" fo:border-left="0.05pt solid #000000" fo:border-right="none" fo:border-top="none" fo:border-bottom="0.05pt solid #000000"/>
    </style:style>
    <style:style style:name="Tabla7.B22" style:family="table-cell">
      <style:table-cell-properties fo:padding="0.097cm" fo:border-left="0.05pt solid #000000" fo:border-right="none" fo:border-top="none" fo:border-bottom="0.05pt solid #000000"/>
    </style:style>
    <style:style style:name="Tabla7.F2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23" style:family="table-cell">
      <style:table-cell-properties fo:padding="0.097cm" fo:border-left="0.05pt solid #000000" fo:border-right="none" fo:border-top="none" fo:border-bottom="0.05pt solid #000000"/>
    </style:style>
    <style:style style:name="Tabla7.B23" style:family="table-cell">
      <style:table-cell-properties fo:padding="0.097cm" fo:border-left="0.05pt solid #000000" fo:border-right="none" fo:border-top="none" fo:border-bottom="0.05pt solid #000000"/>
    </style:style>
    <style:style style:name="Tabla7.F2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24" style:family="table-cell">
      <style:table-cell-properties fo:padding="0.097cm" fo:border-left="0.05pt solid #000000" fo:border-right="none" fo:border-top="none" fo:border-bottom="0.05pt solid #000000"/>
    </style:style>
    <style:style style:name="Tabla7.B24" style:family="table-cell">
      <style:table-cell-properties fo:padding="0.097cm" fo:border-left="0.05pt solid #000000" fo:border-right="none" fo:border-top="none" fo:border-bottom="0.05pt solid #000000"/>
    </style:style>
    <style:style style:name="Tabla7.F2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25" style:family="table-cell">
      <style:table-cell-properties fo:padding="0.097cm" fo:border-left="0.05pt solid #000000" fo:border-right="none" fo:border-top="none" fo:border-bottom="0.05pt solid #000000"/>
    </style:style>
    <style:style style:name="Tabla7.B25" style:family="table-cell">
      <style:table-cell-properties fo:padding="0.097cm" fo:border-left="0.05pt solid #000000" fo:border-right="none" fo:border-top="none" fo:border-bottom="0.05pt solid #000000"/>
    </style:style>
    <style:style style:name="Tabla7.F2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26" style:family="table-cell">
      <style:table-cell-properties fo:padding="0.097cm" fo:border-left="0.05pt solid #000000" fo:border-right="none" fo:border-top="none" fo:border-bottom="0.05pt solid #000000"/>
    </style:style>
    <style:style style:name="Tabla7.B26" style:family="table-cell">
      <style:table-cell-properties fo:padding="0.097cm" fo:border-left="0.05pt solid #000000" fo:border-right="none" fo:border-top="none" fo:border-bottom="0.05pt solid #000000"/>
    </style:style>
    <style:style style:name="Tabla7.F2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27" style:family="table-cell">
      <style:table-cell-properties fo:padding="0.097cm" fo:border-left="0.05pt solid #000000" fo:border-right="none" fo:border-top="none" fo:border-bottom="0.05pt solid #000000"/>
    </style:style>
    <style:style style:name="Tabla7.B27" style:family="table-cell">
      <style:table-cell-properties fo:padding="0.097cm" fo:border-left="0.05pt solid #000000" fo:border-right="none" fo:border-top="none" fo:border-bottom="0.05pt solid #000000"/>
    </style:style>
    <style:style style:name="Tabla7.F2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28" style:family="table-cell">
      <style:table-cell-properties fo:padding="0.097cm" fo:border-left="0.05pt solid #000000" fo:border-right="none" fo:border-top="none" fo:border-bottom="0.05pt solid #000000"/>
    </style:style>
    <style:style style:name="Tabla7.B28" style:family="table-cell">
      <style:table-cell-properties fo:padding="0.097cm" fo:border-left="0.05pt solid #000000" fo:border-right="none" fo:border-top="none" fo:border-bottom="0.05pt solid #000000"/>
    </style:style>
    <style:style style:name="Tabla7.F2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29" style:family="table-cell">
      <style:table-cell-properties fo:padding="0.097cm" fo:border-left="0.05pt solid #000000" fo:border-right="none" fo:border-top="none" fo:border-bottom="0.05pt solid #000000"/>
    </style:style>
    <style:style style:name="Tabla7.B29" style:family="table-cell">
      <style:table-cell-properties fo:padding="0.097cm" fo:border-left="0.05pt solid #000000" fo:border-right="none" fo:border-top="none" fo:border-bottom="0.05pt solid #000000"/>
    </style:style>
    <style:style style:name="Tabla7.F29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30" style:family="table-cell">
      <style:table-cell-properties fo:padding="0.097cm" fo:border-left="0.05pt solid #000000" fo:border-right="none" fo:border-top="none" fo:border-bottom="0.05pt solid #000000"/>
    </style:style>
    <style:style style:name="Tabla7.F30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31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32" style:family="table-cell">
      <style:table-cell-properties fo:padding="0.097cm" fo:border-left="0.05pt solid #000000" fo:border-right="none" fo:border-top="none" fo:border-bottom="0.05pt solid #000000"/>
    </style:style>
    <style:style style:name="Tabla7.C3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33" style:family="table-cell">
      <style:table-cell-properties fo:padding="0.097cm" fo:border-left="0.05pt solid #000000" fo:border-right="none" fo:border-top="none" fo:border-bottom="0.05pt solid #000000"/>
    </style:style>
    <style:style style:name="Tabla7.C33" style:family="table-cell">
      <style:table-cell-properties fo:padding="0.097cm" fo:border-left="0.05pt solid #000000" fo:border-right="none" fo:border-top="none" fo:border-bottom="0.05pt solid #000000"/>
    </style:style>
    <style:style style:name="Tabla7.E3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34" style:family="table-row">
      <style:table-row-properties style:min-row-height="7.082cm"/>
    </style:style>
    <style:style style:name="Tabla7.A3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3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 style:master-page-name="">
      <style:paragraph-properties fo:margin-left="0cm" fo:margin-right="0cm" style:line-spacing="0cm" fo:text-align="justify" style:justify-single-word="false" fo:text-indent="0cm" style:auto-text-indent="false" style:page-number="auto" fo:break-before="auto" fo:break-after="auto" style:shadow="none" style:join-border="false">
        <style:tab-stops>
          <style:tab-stop style:position="7.502cm"/>
        </style:tab-stops>
      </style:paragraph-properties>
      <style:text-properties fo:color="#000000" style:font-name="Calibri" fo:font-size="7pt" fo:font-weight="bold" style:font-size-asian="7pt" style:font-weight-asian="bold" style:font-name-complex="Arial2" style:font-size-complex="7pt" text:display="true"/>
    </style:style>
    <style:style style:name="P3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 Narrow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" fo:font-size="13pt" fo:font-style="italic" fo:text-shadow="none" style:text-underline-style="none" fo:font-weight="bold" style:font-name-asian="Britannic Bold" style:font-size-asian="13pt" style:font-style-asian="italic" style:font-weight-asian="bold" style:font-name-complex="Britannic Bold" style:font-size-complex="13pt" style:font-style-complex="italic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6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1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paragraph-properties fo:text-align="end" style:justify-single-word="false" style:text-autospace="none" style:writing-mode="lr-tb"/>
      <style:text-properties style:text-outline="false" style:text-line-through-style="none" style:text-line-through-type="none" style:font-name="Arial1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12pt" fo:font-style="normal" fo:text-shadow="none" style:text-underline-style="solid" style:text-underline-width="auto" style:text-underline-color="font-color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12pt" fo:font-style="italic" fo:text-shadow="none" style:text-underline-style="none" fo:font-weight="bold" style:font-name-asian="Arial1" style:font-size-asian="12pt" style:font-style-asian="italic" style:font-weight-asian="bold" style:font-name-complex="Arial1" style:font-size-complex="12pt" style:font-style-complex="italic" style:font-weight-complex="bold" style:text-emphasize="non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12pt" fo:font-style="italic" fo:text-shadow="none" style:text-underline-style="none" fo:font-weight="bold" officeooo:paragraph-rsid="002b7da3" style:font-name-asian="Arial1" style:font-size-asian="12pt" style:font-style-asian="italic" style:font-weight-asian="bold" style:font-name-complex="Arial1" style:font-size-complex="12pt" style:font-style-complex="italic" style:font-weight-complex="bold" style:text-emphasize="none" style:text-overline-style="none" style:text-overline-color="font-color"/>
    </style:style>
    <style:style style:name="P12" style:family="paragraph" style:parent-style-name="Standard">
      <style:paragraph-properties fo:text-align="end" style:justify-single-word="false" style:text-autospace="none" style:writing-mode="lr-tb"/>
      <style:text-properties style:text-outline="false" style:text-line-through-style="none" style:text-line-through-type="none" style:font-name="Arial1" fo:font-size="12pt" fo:font-style="italic" fo:text-shadow="none" style:text-underline-style="none" fo:font-weight="bold" style:font-name-asian="Arial1" style:font-size-asian="12pt" style:font-style-asian="italic" style:font-weight-asian="bold" style:font-name-complex="Arial1" style:font-size-complex="12pt" style:font-style-complex="italic" style:font-weight-complex="bold" style:text-emphasize="none" style:text-overline-style="none" style:text-overline-color="font-color"/>
    </style:style>
    <style:style style:name="P13" style:family="paragraph" style:parent-style-name="Standard">
      <style:paragraph-properties fo:text-align="end" style:justify-single-word="false" style:text-autospace="none" style:writing-mode="lr-tb"/>
      <style:text-properties style:text-outline="false" style:text-line-through-style="none" style:text-line-through-type="none" style:font-name="Arial1" fo:font-size="12pt" fo:font-style="italic" fo:text-shadow="none" style:text-underline-style="none" fo:font-weight="bold" officeooo:paragraph-rsid="00299004" style:font-name-asian="Arial1" style:font-size-asian="12pt" style:font-style-asian="italic" style:font-weight-asian="bold" style:font-name-complex="Arial1" style:font-size-complex="12pt" style:font-style-complex="italic" style:font-weight-complex="bold" style:text-emphasize="non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10pt" fo:font-style="italic" fo:text-shadow="none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 style:text-emphasize="non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10pt" fo:font-style="italic" fo:text-shadow="none" style:text-underline-style="none" fo:font-weight="bold" style:font-name-asian="Arial1" style:font-size-asian="10pt" style:font-style-asian="italic" style:font-weight-asian="bold" style:font-name-complex="Arial1" style:font-size-complex="10pt" style:font-style-complex="italic" style:font-weight-complex="bold" style:text-emphasize="none" style:text-overline-style="none" style:text-overline-color="font-color"/>
    </style:style>
    <style:style style:name="P16" style:family="paragraph" style:parent-style-name="Standard">
      <style:paragraph-properties fo:text-align="start" style:justify-single-word="false" style:text-autospace="none" style:writing-mode="lr-tb"/>
    </style:style>
    <style:style style:name="P17" style:family="paragraph" style:parent-style-name="Standard">
      <style:paragraph-properties fo:text-align="start" style:justify-single-word="false" style:text-autospace="none" style:writing-mode="lr-tb"/>
      <style:text-properties style:font-name="Arial1" fo:font-weight="bold" officeooo:paragraph-rsid="00229e23" style:font-weight-asian="bold" style:font-weight-complex="bold"/>
    </style:style>
    <style:style style:name="P18" style:family="paragraph" style:parent-style-name="Standard">
      <style:paragraph-properties fo:text-align="start" style:justify-single-word="false" style:text-autospace="none" style:writing-mode="lr-tb"/>
      <style:text-properties style:font-name="Arial1" fo:font-weight="bold" officeooo:paragraph-rsid="00246b04" style:font-weight-asian="bold" style:font-weight-complex="bold"/>
    </style:style>
    <style:style style:name="P19" style:family="paragraph" style:parent-style-name="Standard">
      <style:paragraph-properties fo:text-align="start" style:justify-single-word="false" style:text-autospace="none" style:writing-mode="lr-tb"/>
      <style:text-properties style:font-name="Arial1" fo:font-weight="bold" officeooo:paragraph-rsid="00264973" style:font-weight-asian="bold" style:font-weight-complex="bold"/>
    </style:style>
    <style:style style:name="P20" style:family="paragraph" style:parent-style-name="Standard">
      <style:paragraph-properties fo:text-align="start" style:justify-single-word="false" style:text-autospace="none" style:writing-mode="lr-tb"/>
      <style:text-properties style:font-name="Arial1" fo:font-weight="bold" officeooo:paragraph-rsid="002e3e7d" style:font-weight-asian="bold" style:font-weight-complex="bold"/>
    </style:style>
    <style:style style:name="P21" style:family="paragraph" style:parent-style-name="Standard">
      <style:paragraph-properties fo:text-align="start" style:justify-single-word="false" style:text-autospace="none" style:writing-mode="lr-tb"/>
      <style:text-properties style:font-name="Arial1" fo:font-weight="bold" officeooo:paragraph-rsid="002f6aa1" style:font-weight-asian="bold" style:font-weight-complex="bold"/>
    </style:style>
    <style:style style:name="P22" style:family="paragraph" style:parent-style-name="Standard">
      <style:paragraph-properties fo:margin-top="0.199cm" fo:margin-bottom="0cm" loext:contextual-spacing="false"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9pt" fo:font-style="italic" fo:text-shadow="none" style:text-underline-style="solid" style:text-underline-width="auto" style:text-underline-color="font-color" fo:font-weight="bold" style:font-name-asian="Arial1" style:font-size-asian="9pt" style:font-style-asian="italic" style:font-weight-asian="bold" style:font-name-complex="Arial1" style:font-size-complex="9pt" style:font-style-complex="italic" style:font-weight-complex="bold" style:text-emphasize="none" style:text-overline-style="none" style:text-overline-color="font-color"/>
    </style:style>
    <style:style style:name="P23" style:family="paragraph" style:parent-style-name="Standard">
      <style:paragraph-properties fo:margin-top="0.199cm" fo:margin-bottom="0cm" loext:contextual-spacing="false" fo:text-align="start" style:justify-single-word="false" style:text-autospace="none" style:writing-mode="lr-tb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bold" style:font-name-asian="Arial1" style:font-size-asian="9pt" style:font-style-asian="italic" style:font-weight-asian="bold" style:font-name-complex="Arial1" style:font-size-complex="9pt" style:font-style-complex="italic" style:font-weight-complex="bold" style:text-emphasize="none" style:text-overline-style="none" style:text-overline-color="font-color"/>
    </style:style>
    <style:style style:name="P24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12pt" fo:font-style="italic" fo:text-shadow="none" style:text-underline-style="none" fo:font-weight="bold" style:font-name-asian="Arial1" style:font-size-asian="12pt" style:font-style-asian="italic" style:font-weight-asian="bold" style:font-name-complex="Arial1" style:font-size-complex="12pt" style:font-style-complex="italic" style:font-weight-complex="bold" style:text-emphasize="none" style:text-overline-style="none" style:text-overline-color="font-color"/>
    </style:style>
    <style:style style:name="P25" style:family="paragraph" style:parent-style-name="Standard">
      <style:paragraph-properties fo:text-align="end" style:justify-single-word="false" style:text-autospace="none" style:writing-mode="lr-tb"/>
      <style:text-properties style:text-outline="false" style:text-line-through-style="none" style:text-line-through-type="none" style:font-name="Arial1" fo:font-size="12pt" fo:font-style="italic" fo:text-shadow="none" style:text-underline-style="none" fo:font-weight="bold" style:font-name-asian="Arial1" style:font-size-asian="12pt" style:font-style-asian="italic" style:font-weight-asian="bold" style:font-name-complex="Arial1" style:font-size-complex="12pt" style:font-style-complex="italic" style:font-weight-complex="bold" style:text-emphasize="none" style:text-overline-style="none" style:text-overline-color="font-color"/>
    </style:style>
    <style:style style:name="P26" style:family="paragraph" style:parent-style-name="Standard">
      <style:paragraph-properties fo:text-align="start" style:justify-single-word="false" style:text-autospace="none" style:writing-mode="lr-tb"/>
      <style:text-properties style:font-name="Arial1" fo:font-weight="bold" officeooo:paragraph-rsid="0032f18c" style:font-weight-asian="bold" style:font-weight-complex="bold"/>
    </style:style>
    <style:style style:name="P27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text-underline-style="none"/>
    </style:style>
    <style:style style:name="T3" style:family="text">
      <style:text-properties style:use-window-font-color="true" style:text-underline-style="none" fo:font-weight="normal" style:font-weight-asian="normal" style:font-weight-complex="normal"/>
    </style:style>
    <style:style style:name="T4" style:family="text">
      <style:text-properties fo:font-variant="normal" fo:text-transform="none" fo:color="#000000" style:font-name="Arial2" fo:font-size="12pt" fo:letter-spacing="normal" fo:font-style="normal" fo:font-weight="bold" style:font-size-asian="12pt" style:font-weight-asian="bold" style:font-size-complex="12pt" style:font-weight-complex="bold"/>
    </style:style>
    <style:style style:name="T5" style:family="text">
      <style:text-properties style:text-outline="false" style:text-line-through-style="none" style:text-line-through-type="none" style:font-name="Arial1" fo:font-size="12pt" fo:font-style="italic" fo:text-shadow="none" style:text-underline-style="none" fo:font-weight="bold" style:font-name-asian="Arial1" style:font-size-asian="12pt" style:font-style-asian="italic" style:font-weight-asian="bold" style:font-name-complex="Arial1" style:font-size-complex="12pt" style:font-style-complex="italic" style:font-weight-complex="bold" style:text-emphasize="none" style:text-overline-style="none" style:text-overline-color="font-color"/>
    </style:style>
    <style:style style:name="T6" style:family="text">
      <style:text-properties officeooo:rsid="00229e23"/>
    </style:style>
    <style:style style:name="T7" style:family="text">
      <style:text-properties officeooo:rsid="00264973"/>
    </style:style>
    <style:style style:name="T8" style:family="text">
      <style:text-properties officeooo:rsid="00372980"/>
    </style:style>
    <style:style style:name="T9" style:family="text">
      <style:text-properties officeooo:rsid="00391a0c"/>
    </style:style>
    <style:style style:name="T10" style:family="text">
      <style:text-properties fo:font-size="11pt" officeooo:rsid="00372980" style:font-size-asian="11pt" style:font-size-complex="11pt"/>
    </style:style>
    <style:style style:name="T11" style:family="text">
      <style:text-properties fo:font-size="11pt" officeooo:rsid="00391a0c" style:font-size-asian="11pt" style:font-size-complex="11pt"/>
    </style:style>
    <style:style style:name="T12" style:family="text">
      <style:text-properties officeooo:rsid="002e3e7d"/>
    </style:style>
    <style:style style:name="T13" style:family="text">
      <style:text-properties officeooo:rsid="002f6aa1"/>
    </style:style>
    <style:style style:name="T14" style:family="text">
      <style:text-properties officeooo:rsid="0032f18c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1cm" fo:padding-bottom="0.131cm" fo:padding-left="0.25cm" fo:padding-right="0.25cm" fo:wrap-option="wrap" draw:color-mode="standard" draw:luminance="0%" draw:contrast="96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row table:style-name="Tabla7.1">
          <table:table-cell table:style-name="Tabla7.A1" table:number-columns-spanned="3" office:value-type="string">
            <text:p text:style-name="P3"/>
            <text:p text:style-name="P3"><draw:frame text:anchor-type="char" draw:z-index="0" draw:name="Picture 41" draw:style-name="gr1" draw:text-style-name="P27" svg:width="4.509cm" svg:height="3.527cm" svg:x="0.436cm" svg:y="0.072cm"><draw:image xlink:href="Pictures/20000009000047A1000049482F0CE9AD30EA6E9A.wmf" xlink:type="simple" xlink:show="embed" xlink:actuate="onLoad"><text:p/></draw:image></draw:frame></text:p>
          </table:table-cell>
          <table:covered-table-cell/>
          <table:covered-table-cell/>
          <table:table-cell table:style-name="Tabla7.D1" table:number-columns-spanned="3" office:value-type="string">
            <text:p text:style-name="P4">PARQUE DE LA SALUD DE LA PROVINCIA DE MISIONES DR. RAMON MADARIAGA LEY XVII Nº 70</text:p>
          </table:table-cell>
          <table:covered-table-cell/>
          <table:covered-table-cell/>
        </table:table-row>
        <table:table-row table:style-name="Tabla7.2">
          <table:table-cell table:style-name="Tabla7.A2" table:number-columns-spanned="6" office:value-type="string">
            <text:p text:style-name="P7">ORDEN DE PAGO N°: <text:span text:style-name="T1"><text:text-input text:description="">$orden_pago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3">
          <table:table-cell table:style-name="Tabla7.A30" table:number-columns-spanned="5" office:value-type="string">
            <text:p text:style-name="P6">PAGUESE A: <text:text-input text:description="">$nombreProveedor</text:text-input></text:p>
          </table:table-cell>
          <table:covered-table-cell/>
          <table:covered-table-cell/>
          <table:covered-table-cell/>
          <table:covered-table-cell/>
          <table:table-cell table:style-name="Tabla7.F3" office:value-type="string">
            <text:p text:style-name="P5">FECHA: <text:text-input text:description="">$fecha_orden</text:text-input> </text:p>
          </table:table-cell>
        </table:table-row>
        <table:table-row table:style-name="Tabla7.3">
          <table:table-cell table:style-name="Tabla7.A34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3">
          <table:table-cell table:style-name="Tabla7.A30" table:number-columns-spanned="5" office:value-type="string">
            <text:p text:style-name="P6">EXPTE: 6550 - <text:span text:style-name="T1"><text:text-input text:description="">$expediente</text:text-input></text:span><text:span text:style-name="T1"> - ORDEN PROVISION N° <text:s/></text:span><text:span text:style-name="T1"><text:text-input text:description="">$ordenProvision</text:text-input></text:span></text:p>
          </table:table-cell>
          <table:covered-table-cell/>
          <table:covered-table-cell/>
          <table:covered-table-cell/>
          <table:covered-table-cell/>
          <table:table-cell table:style-name="Tabla7.F5" office:value-type="string">
            <text:p text:style-name="P5"/>
          </table:table-cell>
        </table:table-row>
        <table:table-row table:style-name="Tabla7.3">
          <table:table-cell table:style-name="Tabla7.A34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3">
          <table:table-cell table:style-name="Tabla7.A30" table:number-columns-spanned="5" office:value-type="string">
            <text:p text:style-name="P9">CONCEPTO DEL PAGO:<text:span text:style-name="T2"> </text:span><text:span text:style-name="T3"><text:text-input text:description="">$expedienteDescripcion</text:text-input></text:span></text:p>
          </table:table-cell>
          <table:covered-table-cell/>
          <table:covered-table-cell/>
          <table:covered-table-cell/>
          <table:covered-table-cell/>
          <table:table-cell table:style-name="Tabla7.F7" office:value-type="string">
            <text:p text:style-name="P5"/>
          </table:table-cell>
        </table:table-row>
        <table:table-row table:style-name="Tabla7.8">
          <table:table-cell table:style-name="Tabla7.A30" table:number-columns-spanned="5" office:value-type="string">
            <text:p text:style-name="P6">MONTO DE LA ORDEN DE PAGO: </text:p>
          </table:table-cell>
          <table:covered-table-cell/>
          <table:covered-table-cell/>
          <table:covered-table-cell/>
          <table:covered-table-cell/>
          <table:table-cell table:style-name="Tabla7.F8" office:value-type="string">
            <text:p text:style-name="P8"><text:text-input text:description="">$monto_orden</text:text-input><text:text-input text:description=""/></text:p>
          </table:table-cell>
        </table:table-row>
        <table:table-row table:style-name="Tabla7.8">
          <table:table-cell table:style-name="Tabla7.A29" office:value-type="string">
            <text:p text:style-name="P10"/>
          </table:table-cell>
          <table:table-cell table:style-name="Tabla7.B11" table:number-columns-spanned="4" office:value-type="string">
            <text:p text:style-name="P10"><text:text-input text:description="">@before-row#if($monto_ret != "$0,00")</text:text-input>RET. D.G.R. - SELLOS 1 % - R.G. 13/97<text:text-input text:description="">@after-row#end</text:text-input></text:p>
          </table:table-cell>
          <table:covered-table-cell/>
          <table:covered-table-cell/>
          <table:covered-table-cell/>
          <table:table-cell table:style-name="Tabla7.F11" office:value-type="string">
            <text:p text:style-name="P12">-<text:text-input text:description="">$monto_ret</text:text-input></text:p>
          </table:table-cell>
        </table:table-row>
        <table:table-row table:style-name="Tabla7.8">
          <table:table-cell table:style-name="Tabla7.A29" office:value-type="string">
            <text:p text:style-name="P10"/>
          </table:table-cell>
          <table:table-cell table:style-name="Tabla7.B11" table:number-columns-spanned="4" office:value-type="string">
            <text:p text:style-name="P11"><text:text-input text:description="@before-row#if($monto_sellosart21 != &quot;$0,00&quot;)">@before-row#if($monto_sellosart21 != "$0,00")</text:text-input><text:span text:style-name="T10">RET. D.G.R. - SELLOS 1 % - R.G. 13/97 - LEY 22-N°25 ART 21</text:span><text:span text:style-name="T8"><text:text-input text:description="@after-row#end">@after-row#end</text:text-input></text:span></text:p>
          </table:table-cell>
          <table:covered-table-cell/>
          <table:covered-table-cell/>
          <table:covered-table-cell/>
          <table:table-cell table:style-name="Tabla7.F11" office:value-type="string">
            <text:p text:style-name="P13">-<text:text-input text:description="$monto_sellosart21">$monto_sellosart21</text:text-input></text:p>
          </table:table-cell>
        </table:table-row>
        <table:table-row table:style-name="Tabla7.8">
          <table:table-cell table:style-name="Tabla7.A29" office:value-type="string">
            <text:p text:style-name="P10"/>
          </table:table-cell>
          <table:table-cell table:style-name="Tabla7.B11" table:number-columns-spanned="4" office:value-type="string">
            <text:p text:style-name="P11"><text:text-input text:description="@before-row#if($monto_sellosart22 != &quot;$0,00&quot;)">@before-row#if($monto_sellosart22 != "$0,00")</text:text-input><text:span text:style-name="T11">RET. D.G.R. - SELLOS 1 % - R.G. 13/97 - LEY 22-N°25 ART 22</text:span><text:span text:style-name="T9"><text:text-input text:description="@after-row#end">@after-row#end</text:text-input></text:span></text:p>
          </table:table-cell>
          <table:covered-table-cell/>
          <table:covered-table-cell/>
          <table:covered-table-cell/>
          <table:table-cell table:style-name="Tabla7.F11" office:value-type="string">
            <text:p text:style-name="P13">-<text:text-input text:description="$monto_sellosart22">$monto_sellosart22</text:text-input></text:p>
          </table:table-cell>
        </table:table-row>
        <table:table-row table:style-name="Tabla7.8">
          <table:table-cell table:style-name="Tabla7.A29" office:value-type="string">
            <text:p text:style-name="P10"/>
          </table:table-cell>
          <table:table-cell table:style-name="Tabla7.B12" table:number-columns-spanned="4" office:value-type="string">
            <text:p text:style-name="P10"><text:text-input text:description="">@before-row#if($monto_afip  != "$0,00")</text:text-input>RET. AFIP - DGI - GCIAS. 2% RES. AFIP 830 / 00<text:text-input text:description="">@after-row#end</text:text-input></text:p>
          </table:table-cell>
          <table:covered-table-cell/>
          <table:covered-table-cell/>
          <table:covered-table-cell/>
          <table:table-cell table:style-name="Tabla7.F12" office:value-type="string">
            <text:p text:style-name="P12">-<text:text-input text:description="">$monto_afip</text:text-input></text:p>
          </table:table-cell>
        </table:table-row>
        <table:table-row table:style-name="Tabla7.8">
          <table:table-cell table:style-name="Tabla7.A29" office:value-type="string">
            <text:p text:style-name="P10"/>
          </table:table-cell>
          <table:table-cell table:style-name="Tabla7.B13" table:number-columns-spanned="4" office:value-type="string">
            <text:p text:style-name="P10"><text:text-input text:description="">@before-row#if($monto_suss  != "$0,00")</text:text-input>SUSS 2% Res. AFIP 1784/04<text:text-input text:description="">@after-row#end</text:text-input></text:p>
          </table:table-cell>
          <table:covered-table-cell/>
          <table:covered-table-cell/>
          <table:covered-table-cell/>
          <table:table-cell table:style-name="Tabla7.F13" office:value-type="string">
            <text:p text:style-name="P12">-<text:text-input text:description="">$monto_suss</text:text-input></text:p>
          </table:table-cell>
        </table:table-row>
        <table:table-row table:style-name="Tabla7.8">
          <table:table-cell table:style-name="Tabla7.A29" office:value-type="string">
            <text:p text:style-name="P10"/>
          </table:table-cell>
          <table:table-cell table:style-name="Tabla7.B14" table:number-columns-spanned="4" office:value-type="string">
            <text:p text:style-name="P10"><text:text-input text:description="">@before-row#if($monto_prov  != "$0,00")</text:text-input>PROVEEDORES A PAGAR<text:text-input text:description="">@after-row#end</text:text-input></text:p>
          </table:table-cell>
          <table:covered-table-cell/>
          <table:covered-table-cell/>
          <table:covered-table-cell/>
          <table:table-cell table:style-name="Tabla7.F14" office:value-type="string">
            <text:p text:style-name="P12">-<text:text-input text:description="">$monto_prov</text:text-input></text:p>
          </table:table-cell>
        </table:table-row>
        <table:table-row table:style-name="Tabla7.8">
          <table:table-cell table:style-name="Tabla7.A29" office:value-type="string">
            <text:p text:style-name="P10"/>
          </table:table-cell>
          <table:table-cell table:style-name="Tabla7.B15" table:number-columns-spanned="4" office:value-type="string">
            <text:p text:style-name="P10"><text:text-input text:description="">@before-row#if($monto_suss1  != "$0,00")</text:text-input>SUSS 1% Res AFIP 2069/06, MOF 1784/04<text:text-input text:description="">@after-row#end</text:text-input></text:p>
          </table:table-cell>
          <table:covered-table-cell/>
          <table:covered-table-cell/>
          <table:covered-table-cell/>
          <table:table-cell table:style-name="Tabla7.F15" office:value-type="string">
            <text:p text:style-name="P12">-<text:text-input text:description="">$monto_suss1</text:text-input></text:p>
          </table:table-cell>
        </table:table-row>
        <table:table-row table:style-name="Tabla7.8">
          <table:table-cell table:style-name="Tabla7.A29" office:value-type="string">
            <text:p text:style-name="P10"/>
          </table:table-cell>
          <table:table-cell table:style-name="Tabla7.B16" table:number-columns-spanned="4" office:value-type="string">
            <text:p text:style-name="P10"><text:text-input text:description="">@before-row#if($ret_dgr  != "$0,00")</text:text-input>RET DGR C.M 1.96%<text:text-input text:description="">@after-row#end</text:text-input></text:p>
          </table:table-cell>
          <table:covered-table-cell/>
          <table:covered-table-cell/>
          <table:covered-table-cell/>
          <table:table-cell table:style-name="Tabla7.F16" office:value-type="string">
            <text:p text:style-name="P12">-<text:text-input text:description="">$ret_dgr</text:text-input></text:p>
          </table:table-cell>
        </table:table-row>
        <table:table-row table:style-name="Tabla7.8">
          <table:table-cell table:style-name="Tabla7.A29" office:value-type="string">
            <text:p text:style-name="P10"/>
          </table:table-cell>
          <table:table-cell table:style-name="Tabla7.B17" table:number-columns-spanned="4" office:value-type="string">
            <text:p text:style-name="P10"><text:text-input text:description="">@before-row#if($iva3164_11  != "$0,00")</text:text-input>RET. IVA 8,68% RES. AFIP 3164/11<text:text-input text:description="">@after-row#end</text:text-input></text:p>
          </table:table-cell>
          <table:covered-table-cell/>
          <table:covered-table-cell/>
          <table:covered-table-cell/>
          <table:table-cell table:style-name="Tabla7.F17" office:value-type="string">
            <text:p text:style-name="P12">-<text:text-input text:description="">$iva3164_11</text:text-input></text:p>
          </table:table-cell>
        </table:table-row>
        <table:table-row table:style-name="Tabla7.8">
          <table:table-cell table:style-name="Tabla7.A29" office:value-type="string">
            <text:p text:style-name="P10"/>
          </table:table-cell>
          <table:table-cell table:style-name="Tabla7.B18" table:number-columns-spanned="4" office:value-type="string">
            <text:p text:style-name="P10"><text:text-input text:description="">@before-row#if($suss1556_04  != "$0,00")</text:text-input>SUSS 6% Res. AFIP 1556/04<text:text-input text:description="">@after-row#end</text:text-input></text:p>
          </table:table-cell>
          <table:covered-table-cell/>
          <table:covered-table-cell/>
          <table:covered-table-cell/>
          <table:table-cell table:style-name="Tabla7.F18" office:value-type="string">
            <text:p text:style-name="P12">-<text:text-input text:description="">$suss1556_04</text:text-input></text:p>
          </table:table-cell>
        </table:table-row>
        <table:table-row table:style-name="Tabla7.8">
          <table:table-cell table:style-name="Tabla7.A29" office:value-type="string">
            <text:p text:style-name="P10"/>
          </table:table-cell>
          <table:table-cell table:style-name="Tabla7.B19" table:number-columns-spanned="4" office:value-type="string">
            <text:p text:style-name="P10"><text:text-input text:description="">@before-row#if($suss1769_04  != "$0,00")</text:text-input>SUSS 6% Res. AFIP 1769/04<text:text-input text:description="">@after-row#end</text:text-input></text:p>
          </table:table-cell>
          <table:covered-table-cell/>
          <table:covered-table-cell/>
          <table:covered-table-cell/>
          <table:table-cell table:style-name="Tabla7.F19" office:value-type="string">
            <text:p text:style-name="P12">-<text:text-input text:description="">$suss1769_04</text:text-input></text:p>
          </table:table-cell>
        </table:table-row>
        <text:soft-page-break/>
        <table:table-row table:style-name="Tabla7.8">
          <table:table-cell table:style-name="Tabla7.A29" office:value-type="string">
            <text:p text:style-name="P10"/>
          </table:table-cell>
          <table:table-cell table:style-name="Tabla7.B20" table:number-columns-spanned="4" office:value-type="string">
            <text:p text:style-name="P10"><text:text-input text:description="">@before-row#if($ret331  != "$0,00")</text:text-input>RET. D.G.R. - <text:s/>3.31%<text:text-input text:description="">@after-row#end</text:text-input></text:p>
          </table:table-cell>
          <table:covered-table-cell/>
          <table:covered-table-cell/>
          <table:covered-table-cell/>
          <table:table-cell table:style-name="Tabla7.F20" office:value-type="string">
            <text:p text:style-name="P12">-<text:text-input text:description="">$ret331</text:text-input></text:p>
          </table:table-cell>
        </table:table-row>
        <table:table-row table:style-name="Tabla7.8">
          <table:table-cell table:style-name="Tabla7.A29" office:value-type="string">
            <text:p text:style-name="P10"/>
          </table:table-cell>
          <table:table-cell table:style-name="Tabla7.B29" table:number-columns-spanned="4" office:value-type="string">
            <text:p text:style-name="P16"><text:span text:style-name="T5"><text:text-input text:description="">@before-row#if($gtiactto6  != "$0,00")</text:text-input></text:span><text:span text:style-name="T4">Ley X Nº4 antes Ley 83 - Garantía de Contrato - 6%</text:span><text:span text:style-name="T5"><text:text-input text:description="">@after-row#end</text:text-input></text:span></text:p>
          </table:table-cell>
          <table:covered-table-cell/>
          <table:covered-table-cell/>
          <table:covered-table-cell/>
          <table:table-cell table:style-name="Tabla7.F29" office:value-type="string">
            <text:p text:style-name="P12">-<text:text-input text:description="">$gtiactto6</text:text-input></text:p>
          </table:table-cell>
        </table:table-row>
        <table:table-row table:style-name="Tabla7.8">
          <table:table-cell table:style-name="Tabla7.A29" office:value-type="string">
            <text:p text:style-name="P10"/>
          </table:table-cell>
          <table:table-cell table:style-name="Tabla7.B29" table:number-columns-spanned="4" office:value-type="string">
            <text:p text:style-name="P17"><text:text-input text:description="@before-row#if($gcias3884  != &quot;$0,00&quot;)">@before-row#if($gcias3884  != "$0,00")</text:text-input><text:span text:style-name="T6">RET.AFIP-DGI- GCIAS. 2% RES.AFIP 3884/16</text:span><text:span text:style-name="T6"><text:text-input text:description="@after-row#end">@after-row#end</text:text-input></text:span></text:p>
          </table:table-cell>
          <table:covered-table-cell/>
          <table:covered-table-cell/>
          <table:covered-table-cell/>
          <table:table-cell table:style-name="Tabla7.F29" office:value-type="string">
            <text:p text:style-name="P12">-<text:text-input text:description="$gcias3884">$gcias3884</text:text-input></text:p>
          </table:table-cell>
        </table:table-row>
        <table:table-row table:style-name="Tabla7.8">
          <table:table-cell table:style-name="Tabla7.A29" office:value-type="string">
            <text:p text:style-name="P10"/>
          </table:table-cell>
          <table:table-cell table:style-name="Tabla7.B29" table:number-columns-spanned="4" office:value-type="string">
            <text:p text:style-name="P18"><text:text-input text:description="@before-row#if($gcias4245  != &quot;$0,00&quot;)">@before-row#if($gcias4245  != "$0,00")</text:text-input><text:span text:style-name="T6">RET.AFIP-DGI- GCIAS. 2% RES.AFIP 4245/18</text:span><text:span text:style-name="T6"><text:text-input text:description="@after-row#end">@after-row#end</text:text-input></text:span></text:p>
          </table:table-cell>
          <table:covered-table-cell/>
          <table:covered-table-cell/>
          <table:covered-table-cell/>
          <table:table-cell table:style-name="Tabla7.F29" office:value-type="string">
            <text:p text:style-name="P12">-<text:text-input text:description="$gcias4245">$gcias4245</text:text-input></text:p>
          </table:table-cell>
        </table:table-row>
        <table:table-row table:style-name="Tabla7.8">
          <table:table-cell table:style-name="Tabla7.A29" office:value-type="string">
            <text:p text:style-name="P10"/>
          </table:table-cell>
          <table:table-cell table:style-name="Tabla7.B29" table:number-columns-spanned="4" office:value-type="string">
            <text:p text:style-name="P20"><text:text-input text:description="@before-row#if($gcias424519  != &quot;$0,00&quot;)">@before-row#if($gcias424519  != "$0,00")</text:text-input><text:span text:style-name="T12">RET.AFIP-DGI- GCIAS. 2% RES.AFIP 4245/19</text:span><text:span text:style-name="T12"><text:text-input text:description="@after-row#end">@after-row#end</text:text-input></text:span></text:p>
          </table:table-cell>
          <table:covered-table-cell/>
          <table:covered-table-cell/>
          <table:covered-table-cell/>
          <table:table-cell table:style-name="Tabla7.F29" office:value-type="string">
            <text:p text:style-name="P12">-<text:text-input text:description="$gcias424519">$gcias424519</text:text-input></text:p>
          </table:table-cell>
        </table:table-row>
        <table:table-row table:style-name="Tabla7.8">
          <table:table-cell table:style-name="Tabla7.A29" office:value-type="string">
            <text:p text:style-name="P10"/>
          </table:table-cell>
          <table:table-cell table:style-name="Tabla7.B29" table:number-columns-spanned="4" office:value-type="string">
            <text:p text:style-name="P17"><text:text-input text:description="@before-row#if($suss3883  != &quot;$0,00&quot;)">@before-row#if($suss3883  != "$0,00")</text:text-input><text:span text:style-name="T6">RET.AFIP-DGI - SUSS. 6% RES. AFIP 3883/16</text:span><text:span text:style-name="T6"><text:text-input text:description="@after-row#end">@after-row#end</text:text-input></text:span></text:p>
          </table:table-cell>
          <table:covered-table-cell/>
          <table:covered-table-cell/>
          <table:covered-table-cell/>
          <table:table-cell table:style-name="Tabla7.F29" office:value-type="string">
            <text:p text:style-name="P12">-<text:text-input text:description="$suss3883">$suss3883</text:text-input></text:p>
          </table:table-cell>
        </table:table-row>
        <table:table-row table:style-name="Tabla7.8">
          <table:table-cell table:style-name="Tabla7.A29" office:value-type="string">
            <text:p text:style-name="P10"/>
          </table:table-cell>
          <table:table-cell table:style-name="Tabla7.B29" table:number-columns-spanned="4" office:value-type="string">
            <text:p text:style-name="P19"><text:text-input text:description="@before-row#if($gcias3726  != &quot;$0,00&quot;)">@before-row#if($gcias3726  != "$0,00")</text:text-input><text:span text:style-name="T7">RET.AFIP-DGI- GCIAS. BENEF. EXTERIOR 24.5% RES. AFIP 3726/15</text:span><text:span text:style-name="T7"><text:text-input text:description="@after-row#end">@after-row#end</text:text-input></text:span></text:p>
          </table:table-cell>
          <table:covered-table-cell/>
          <table:covered-table-cell/>
          <table:covered-table-cell/>
          <table:table-cell table:style-name="Tabla7.F29" office:value-type="string">
            <text:p text:style-name="P12">-<text:text-input text:description="$gcias3726">$gcias3726</text:text-input></text:p>
          </table:table-cell>
        </table:table-row>
        <table:table-row table:style-name="Tabla7.8">
          <table:table-cell table:style-name="Tabla7.A29" office:value-type="string">
            <text:p text:style-name="P10"/>
          </table:table-cell>
          <table:table-cell table:style-name="Tabla7.B29" table:number-columns-spanned="4" office:value-type="string">
            <text:p text:style-name="P17"><text:text-input text:description="@before-row#if($muni  != &quot;$0,00&quot;)">@before-row#if($muni  != "$0,00")</text:text-input><text:span text:style-name="T6">RET. MUNICIP. DERECHO INSPECCION. 0.7% RES. DGR 008/15</text:span><text:span text:style-name="T6"><text:text-input text:description="@after-row#end">@after-row#end</text:text-input></text:span></text:p>
          </table:table-cell>
          <table:covered-table-cell/>
          <table:covered-table-cell/>
          <table:covered-table-cell/>
          <table:table-cell table:style-name="Tabla7.F29" office:value-type="string">
            <text:p text:style-name="P12">-<text:text-input text:description="$muni">$muni</text:text-input></text:p>
          </table:table-cell>
        </table:table-row>
        <table:table-row table:style-name="Tabla7.8">
          <table:table-cell table:style-name="Tabla7.A29" office:value-type="string">
            <text:p text:style-name="P10"/>
          </table:table-cell>
          <table:table-cell table:style-name="Tabla7.B29" table:number-columns-spanned="4" office:value-type="string">
            <text:p text:style-name="P26"><text:text-input text:description="@before-row#if($monto_gcias4245anexo  != &quot;$0,00&quot;)">@before-row#if($monto_gcias4245anexo  != "$0,00")</text:text-input> <text:span text:style-name="T14">RET.AFIP-DGI-GCIAS. 25% RES. AFIP 4245/19 S/ANEXO RG 830</text:span><text:span text:style-name="T14"><text:text-input text:description="@after-row#end">@after-row#end</text:text-input></text:span></text:p>
          </table:table-cell>
          <table:covered-table-cell/>
          <table:covered-table-cell/>
          <table:covered-table-cell/>
          <table:table-cell table:style-name="Tabla7.F29" office:value-type="string">
            <text:p text:style-name="P12">-<text:text-input text:description="$monto_gcias4245anexo">$monto_gcias4245anexo</text:text-input></text:p>
          </table:table-cell>
        </table:table-row>
        <table:table-row table:style-name="Tabla7.8">
          <table:table-cell table:style-name="Tabla7.A29" office:value-type="string">
            <text:p text:style-name="P10"/>
          </table:table-cell>
          <table:table-cell table:style-name="Tabla7.B29" table:number-columns-spanned="4" office:value-type="string">
            <text:p text:style-name="P21"><text:text-input text:description="@before-row#if($monto_suss2682  != &quot;$0,00&quot;)">@before-row#if($monto_suss2682  != "$0,00")</text:text-input><text:span text:style-name="T13">SUSS 2.5% Res AFIP 2682/09</text:span><text:span text:style-name="T13"><text:text-input text:description="@after-row#end">@after-row#end</text:text-input></text:span></text:p>
          </table:table-cell>
          <table:covered-table-cell/>
          <table:covered-table-cell/>
          <table:covered-table-cell/>
          <table:table-cell table:style-name="Tabla7.F29" office:value-type="string">
            <text:p text:style-name="P12">-<text:text-input text:description="$monto_suss2682">$monto_suss2682</text:text-input></text:p>
          </table:table-cell>
        </table:table-row>
        <table:table-row table:style-name="Tabla7.8">
          <table:table-cell table:style-name="Tabla7.A30" table:number-columns-spanned="5" office:value-type="string">
            <text:p text:style-name="P6">MONTO DE LA ORDEN DE PAGO NETO DE RETENCIONES:</text:p>
          </table:table-cell>
          <table:covered-table-cell/>
          <table:covered-table-cell/>
          <table:covered-table-cell/>
          <table:covered-table-cell/>
          <table:table-cell table:style-name="Tabla7.F30" office:value-type="string">
            <text:p text:style-name="P12"><text:text-input text:description="">$monto_neto</text:text-input><text:text-input text:description=""/></text:p>
          </table:table-cell>
        </table:table-row>
        <table:table-row table:style-name="Tabla7.8">
          <table:table-cell table:style-name="Tabla7.A34" table:number-columns-spanned="6" office:value-type="string">
            <text:p text:style-name="P10">SON <text:text-input text:description="monto_letra">$monto_letra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8">
          <table:table-cell table:style-name="Tabla7.A33" table:number-columns-spanned="2" office:value-type="string">
            <text:p text:style-name="P14">BANCO:</text:p>
          </table:table-cell>
          <table:covered-table-cell/>
          <table:table-cell table:style-name="Tabla7.C32" table:number-columns-spanned="4" office:value-type="string">
            <text:p text:style-name="P15">MACRO S.A.</text:p>
          </table:table-cell>
          <table:covered-table-cell/>
          <table:covered-table-cell/>
          <table:covered-table-cell/>
        </table:table-row>
        <table:table-row table:style-name="Tabla7.8">
          <table:table-cell table:style-name="Tabla7.A33" table:number-columns-spanned="2" office:value-type="string">
            <text:p text:style-name="P14">CUENTA:</text:p>
          </table:table-cell>
          <table:covered-table-cell/>
          <table:table-cell table:style-name="Tabla7.C33" table:number-columns-spanned="2" office:value-type="string">
            <text:p text:style-name="P15"><text:text-input text:description="$cuenta">$cuenta</text:text-input></text:p>
          </table:table-cell>
          <table:covered-table-cell/>
          <table:table-cell table:style-name="Tabla7.E33" table:number-columns-spanned="2" office:value-type="string">
            <text:p text:style-name="P14">DENOMINACION:<text:span text:style-name="T2"> </text:span><text:span text:style-name="T2"><text:text-input text:description="$denominacion">$denominacion</text:text-input></text:span></text:p>
          </table:table-cell>
          <table:covered-table-cell/>
        </table:table-row>
        <table:table-row table:style-name="Tabla7.34">
          <table:table-cell table:style-name="Tabla7.A34" table:number-columns-spanned="6" office:value-type="string"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3"/>
            <text:p text:style-name="P23"/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8">
          <table:table-cell table:style-name="Tabla7.A35" table:number-columns-spanned="6" office:value-type="string">
            <text:p text:style-name="P22">OBSERVACIONES:<text:span text:style-name="T2"> CHEQUES Nº / TRANSFERENCIAS BANCARIAS Nº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Arial Narrow" svg:font-family="'Arial Narrow'" style:font-family-generic="swiss"/>
    <style:font-face style:name="Britannic Bold" svg:font-family="'Britannic Bold'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cfe7f5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 de <text:page-count>2</text:page-count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 </meta:initial-creator>
    <meta:creation-date>2013-01-21T09:35:29</meta:creation-date>
    <dc:date>2023-03-15T16:44:22.968341316</dc:date>
    <meta:editing-duration>P4DT16H16M</meta:editing-duration>
    <meta:editing-cycles>560</meta:editing-cycles>
    <meta:generator>LibreOffice/5.1.6.2$Linux_X86_64 LibreOffice_project/10m0$Build-2</meta:generator>
    <meta:document-statistic meta:table-count="1" meta:image-count="0" meta:object-count="0" meta:page-count="2" meta:paragraph-count="60" meta:word-count="504" meta:character-count="2836" meta:non-whitespace-character-count="2584"/>
  </office:meta>
</office:document-meta>
</file>